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ProductionException.se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ProductionException.PageProductionException( String message ,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ProductionExceptionFactory.createException( 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geProductionException.setLocalizedMessage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ProductionException.getLocalized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ProductionExceptionFactory.getExcepti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geProductionException.getLo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